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 inicial</text:p>
      <text:p text:style-name="P1"/>
      <text:p text:style-name="P2"><text:tab/>La idea del juego seria crear la demo de un videojuego de plataformas 2.5D(lo que vendria ser juegos de 2 dimensiones, pero con toda la ambientacion en 3D).</text:p>
      <text:p text:style-name="P2"/>
      <text:p text:style-name="P2"><text:tab/>La idea inicial del juego seria, partiendo de un personaje humano,propio, que tubiera la libertad propia de movimientos de un juego de este tipo (saltar,golpear,correr, ...) , tubiera que avanzar por una pantalla donde habria diferentes tipos de obstaculos, que pudieran ser tanto plataformas complicadas de llegar o lugares que requieran de un poco de destreza con las habilidades de nuestro personaje, o podria tratarse de enemigos controlado por una IA muy muy simple(caminar,y si impacta con el personaje principal,golpear), si se fuera bien de tiempo habria un enemigo de final de fase con el cual concluira la pantalla.</text:p>
      <text:p text:style-name="P2"/>
      <text:p text:style-name="P2"><text:tab/>Tambien deberia haber los marcadores de este tipo de juego, tanto el controlador de vida, de vidas restantes, y cualquier cosa mas que se me pudiera ocurrir como la pantalla en la que estamos, o tiempo restante para acabarla. Y la pantalla de inicio donde pudieramos empezar el juego o elegir algun tipo de opciones, como volumen de sonido,o numero de vidas iniciales(dificultad).</text:p>
      <text:p text:style-name="P2">Otro tipo de cosas que podria añadir seria algun tipo de introduccion escrita para ambientar un poco la historia del personaje al pulsar el boton de inicio, posibilidad de añadir musicas de ambiente o efectos de sonido al realizar accion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12S</meta:editing-duration>
    <meta:editing-cycles>3</meta:editing-cycles>
    <meta:generator>OpenOffice.org/3.4.1$Win32 OpenOffice.org_project/341m1$Build-9593</meta:generator>
    <dc:date>2013-04-07T23:00:28.80</dc:date>
    <meta:document-statistic meta:table-count="0" meta:image-count="0" meta:object-count="0" meta:page-count="1" meta:paragraph-count="5" meta:word-count="232" meta:character-count="1416"/>
    <meta:user-defined meta:name="Info 1"/>
    <meta:user-defined meta:name="Info 2"/>
    <meta:user-defined meta:name="Info 3"/>
    <meta:user-defined meta:name="Info 4"/>
  </office:meta>
</office:document-meta>
</file>